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oteworthy Bold" svg:font-family="'Noteworthy Bold'"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riam" svg:font-family="Miriam" style:font-family-generic="system" style:font-pitch="variable"/>
    <style:font-face style:name="Noteworthy Bold1" svg:font-family="'Noteworthy Bold'"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list-style-name="WW8Num6">
      <style:text-properties fo:font-size="11pt" style:font-size-asian="11pt" style:font-size-complex="11pt"/>
    </style:style>
    <style:style style:name="P3" style:family="paragraph" style:parent-style-name="Standard" style:list-style-name="WW8Num8">
      <style:text-properties fo:font-size="11pt" style:font-size-asian="11pt" style:font-size-complex="11pt"/>
    </style:style>
    <style:style style:name="P4" style:family="paragraph" style:parent-style-name="Standard" style:list-style-name="WW8Num9">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size="11pt" fo:font-weight="normal" style:font-size-asian="11pt" style:font-weight-asian="normal" style:font-size-complex="11pt" style:font-weight-complex="normal"/>
    </style:style>
    <style:style style:name="P7" style:family="paragraph" style:parent-style-name="Standard" style:list-style-name="WW8Num5">
      <style:text-properties fo:font-size="11pt" fo:font-weight="normal" style:font-size-asian="11pt" style:font-weight-asian="normal" style:font-size-complex="11pt" style:font-weight-complex="normal"/>
    </style:style>
    <style:style style:name="P8" style:family="paragraph" style:parent-style-name="Standard">
      <style:text-properties fo:font-variant="normal" fo:text-transform="none" fo:color="#000000" style:text-line-through-style="none" fo:font-size="11pt" fo:font-style="normal" style:text-underline-style="none" fo:font-weight="normal" style:font-size-asian="11pt" style:font-style-asian="normal" style:font-weight-asian="normal" style:font-size-complex="11pt"/>
    </style:style>
    <style:style style:name="P9" style:family="paragraph" style:parent-style-name="Standard">
      <style:paragraph-properties fo:margin-top="0in" fo:margin-bottom="0in"/>
    </style:style>
    <style:style style:name="P10" style:family="paragraph" style:parent-style-name="Standard">
      <style:paragraph-properties fo:margin-top="0in" fo:margin-bottom="0in" fo:padding="0in" fo:border="none"/>
    </style:style>
    <style:style style:name="P11" style:family="paragraph" style:parent-style-name="Standard">
      <style:paragraph-properties fo:margin-top="0.0835in" fo:margin-bottom="0in"/>
    </style:style>
    <style:style style:name="P12" style:family="paragraph" style:parent-style-name="Standard">
      <style:paragraph-properties fo:margin-top="0in" fo:margin-bottom="0.0835in"/>
    </style:style>
    <style:style style:name="P13" style:family="paragraph" style:parent-style-name="Standard">
      <style:paragraph-properties fo:margin-top="0in" fo:margin-bottom="0.0835in"/>
      <style:text-properties fo:font-size="11pt" style:font-size-asian="11pt" style:language-asian="zh" style:country-asian="CN" style:font-size-complex="11pt"/>
    </style:style>
    <style:style style:name="P14" style:family="paragraph" style:parent-style-name="Standard">
      <style:paragraph-properties fo:margin-top="0in" fo:margin-bottom="0.0835in" fo:text-align="center" style:justify-single-word="false"/>
      <style:text-properties fo:font-size="11pt" style:font-size-asian="11pt" style:language-asian="zh" style:country-asian="CN" style:font-size-complex="11pt"/>
    </style:style>
    <style:style style:name="P15" style:family="paragraph" style:parent-style-name="Standard">
      <style:paragraph-properties fo:margin-top="0in" fo:margin-bottom="0.0835in" fo:text-align="center" style:justify-single-word="false"/>
    </style:style>
    <style:style style:name="P16" style:family="paragraph" style:parent-style-name="Standard">
      <style:paragraph-properties fo:padding="0in" fo:border="none"/>
      <style:text-properties style:font-style-complex="italic"/>
    </style:style>
    <style:style style:name="P17" style:family="paragraph" style:parent-style-name="Text_20_body">
      <style:text-properties fo:font-size="11pt" fo:font-weight="bold" style:font-size-asian="11pt" style:font-weight-asian="bold" style:font-size-complex="11pt" style:font-weight-complex="bold"/>
    </style:style>
    <style:style style:name="P18" style:family="paragraph" style:parent-style-name="Text_20_body">
      <style:text-properties fo:font-size="11pt" style:font-size-asian="11pt" style:font-size-complex="11pt"/>
    </style:style>
    <style:style style:name="P19" style:family="paragraph" style:parent-style-name="Text_20_body">
      <style:paragraph-properties fo:padding="0in" fo:border="none"/>
    </style:style>
    <style:style style:name="P20" style:family="paragraph" style:parent-style-name="Heading_20_1">
      <style:paragraph-properties fo:margin-top="0.0835in" fo:margin-bottom="0in"/>
    </style:style>
    <style:style style:name="P21" style:family="paragraph" style:parent-style-name="Heading_20_1">
      <style:paragraph-properties fo:margin-top="0.0835in" fo:margin-bottom="0in"/>
      <style:text-properties fo:font-weight="bold" style:font-weight-asian="bold" style:font-weight-complex="bold"/>
    </style:style>
    <style:style style:name="P22" style:family="paragraph" style:parent-style-name="Heading_20_2">
      <style:paragraph-properties fo:margin-top="0.0835in" fo:margin-bottom="0in"/>
    </style:style>
    <style:style style:name="P23" style:family="paragraph" style:parent-style-name="Heading_20_2">
      <style:paragraph-properties fo:margin-top="0in" fo:margin-bottom="0in"/>
    </style:style>
    <style:style style:name="P24" style:family="paragraph" style:parent-style-name="Heading_20_3">
      <style:paragraph-properties fo:margin-top="0.0835in" fo:margin-bottom="0in"/>
    </style:style>
    <style:style style:name="P25" style:family="paragraph" style:parent-style-name="E-Mail">
      <style:paragraph-properties fo:break-before="column"/>
      <style:text-properties fo:letter-spacing="-0.0016in"/>
    </style:style>
    <style:style style:name="P26" style:family="paragraph" style:parent-style-name="Paper-Title">
      <style:paragraph-properties fo:text-align="justify" style:justify-single-word="false"/>
    </style:style>
    <style:style style:name="P27" style:family="paragraph" style:parent-style-name="Paper-Title" style:master-page-name="Standard">
      <style:paragraph-properties fo:margin-top="0in" fo:margin-bottom="0.0417in" style:page-number="auto"/>
    </style:style>
    <style:style style:name="P28" style:family="paragraph" style:parent-style-name="Text_20_body_20_indent">
      <style:paragraph-properties fo:margin-left="0.1965in" fo:margin-right="0in" fo:margin-top="0in" fo:margin-bottom="0.0835in" fo:text-indent="0in" style:auto-text-indent="false"/>
    </style:style>
    <style:style style:name="P29" style:family="paragraph" style:parent-style-name="Text_20_body_20_indent">
      <style:paragraph-properties fo:margin-left="0.1965in" fo:margin-right="0in" fo:margin-top="0in" fo:margin-bottom="0.0835in" fo:text-indent="0in" style:auto-text-indent="false"/>
      <style:text-properties fo:font-size="11pt" style:font-size-asian="11pt" style:language-asian="zh" style:country-asian="CN" style:font-size-complex="11pt"/>
    </style:style>
    <style:style style:name="P30" style:family="paragraph" style:parent-style-name="Text_20_body_20_indent">
      <style:paragraph-properties fo:margin-left="0.1965in" fo:margin-right="0in" fo:margin-top="0in" fo:margin-bottom="0.0835in" fo:text-indent="0in" style:auto-text-indent="false"/>
      <style:text-properties fo:font-size="11pt" fo:font-weight="bold" style:font-size-asian="11pt" style:font-weight-asian="bold" style:font-size-complex="11pt" style:font-weight-complex="bold"/>
    </style:style>
    <style:style style:name="P31" style:family="paragraph" style:parent-style-name="Text_20_body_20_indent">
      <style:paragraph-properties fo:margin-left="0.1965in" fo:margin-right="0in" fo:text-indent="0in" style:auto-text-indent="false"/>
    </style:style>
    <style:style style:name="P32" style:family="paragraph" style:parent-style-name="Text_20_body_20_indent">
      <style:paragraph-properties fo:margin-left="0.1965in" fo:margin-right="0in" fo:text-align="center" style:justify-single-word="false" fo:text-indent="0in" style:auto-text-indent="false"/>
    </style:style>
    <style:style style:name="P33" style:family="paragraph" style:parent-style-name="Author">
      <style:paragraph-properties fo:margin-top="0in" fo:margin-bottom="0in" fo:break-before="column"/>
    </style:style>
    <style:style style:name="P34" style:family="paragraph" style:parent-style-name="Author">
      <style:paragraph-properties fo:margin-top="0in" fo:margin-bottom="0in"/>
      <style:text-properties fo:letter-spacing="-0.0016in"/>
    </style:style>
    <style:style style:name="T1" style:family="text">
      <style:text-properties style:language-asian="zh" style:country-asian="CN"/>
    </style:style>
    <style:style style:name="T2" style:family="text">
      <style:text-properties fo:letter-spacing="-0.0016in"/>
    </style:style>
    <style:style style:name="T3" style:family="text">
      <style:text-properties fo:letter-spacing="-0.0016in" style:language-asian="zh" style:country-asian="CN"/>
    </style:style>
    <style:style style:name="T4" style:family="text">
      <style:text-properties fo:font-size="12pt" fo:font-weight="bold" style:font-size-asian="12pt" style:font-weight-asian="bold"/>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fo:font-size="11pt" style:font-size-asian="11pt" style:language-asian="zh" style:country-asian="CN"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weight="bold" style:font-size-asian="11pt" style:language-asian="zh" style:country-asian="CN" style:font-weight-asian="bold" style:font-size-complex="11pt" style:font-weight-complex="bold"/>
    </style:style>
    <style:style style:name="T10" style:family="text">
      <style:text-properties fo:font-size="11pt" fo:font-style="italic" style:font-size-asian="11pt" style:language-asian="zh" style:country-asian="CN" style:font-style-asian="italic" style:font-size-complex="11pt" style:font-style-complex="italic"/>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style:letter-kerning="true" style:font-size-asian="11pt" style:language-asian="zh" style:country-asian="CN" style:font-size-complex="11pt"/>
    </style:style>
    <style:style style:name="T13" style:family="text">
      <style:text-properties fo:font-size="8pt" style:font-size-asian="8pt"/>
    </style:style>
    <style:style style:name="T14" style:family="text">
      <style:text-properties fo:font-size="8pt" fo:font-style="italic" style:font-size-asian="8pt" style:font-style-asian="italic" style:font-style-complex="italic"/>
    </style:style>
    <style:style style:name="T15" style:family="text">
      <style:text-properties style:font-name="Times" fo:font-size="11pt" style:font-size-asian="11pt" style:language-asian="zh" style:country-asian="CN" style:font-size-complex="11pt"/>
    </style:style>
    <style:style style:name="T16" style:family="text">
      <style:text-properties style:font-name="Noteworthy Bold" fo:font-size="11pt" style:font-size-asian="11pt" style:language-asian="zh" style:country-asian="CN" style:font-name-complex="Noteworthy Bold1" style:font-size-complex="11pt"/>
    </style:style>
    <style:style style:name="T17" style:family="text">
      <style:text-properties style:text-position="super 58%"/>
    </style:style>
    <style:style style:name="fr1" style:family="graphic" style:parent-style-name="Frame">
      <style:graphic-properties fo:margin-left="0.1299in" fo:margin-right="0.1299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1299in" fo:margin-right="0.1299in" fo:margin-top="0in" fo:margin-bottom="0in" style:wrap="dynamic" style:number-wrapped-paragraphs="no-limit" style:vertical-pos="from-top" style:vertical-rel="paragraph" style:horizontal-pos="from-left" style:horizontal-rel="page" fo:padding="0in" fo:border="none"/>
    </style:style>
    <style:style style:name="Sect1" style:family="section">
      <style:section-properties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editable="false">
        <style:columns fo:column-count="2" fo:column-gap="0.3307in">
          <style:column style:rel-width="32767*" fo:start-indent="0in" fo:end-indent="0.1654in"/>
          <style:column style:rel-width="32768*" fo:start-indent="0.1654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lassification of Bird Species Based On Vocalization</text:p>
      <text:p text:style-name="Footer"/>
      <text:section text:style-name="Sect1" text:name="TextSection">
        <text:p text:style-name="P33"><text:span text:style-name="T3">Yike Xue</text:span></text:p>
        <text:p text:style-name="Affiliations"><text:span text:style-name="T2">Boston</text:span><text:span text:style-name="T3"> University GRS</text:span></text:p>
        <text:p text:style-name="Affiliations"><text:span text:style-name="T3">Boston, MA, USA</text:span></text:p>
        <text:p text:style-name="E-Mail"><text:span text:style-name="T2">xueyike</text:span><text:span text:style-name="T3">@bu.edu</text:span></text:p>
        <text:p text:style-name="P34"/>
        <text:p text:style-name="P25"/>
        <text:p text:style-name="E-Mail"/>
      </text:section>
      <text:section text:style-name="Sect2" text:name="Section1">
        <text:p text:style-name="P9"><text:span text:style-name="T4">ABSTRACT</text:span></text:p>
        <text:p text:style-name="Abstract"><text:span text:style-name="T6">A</text:span><text:span text:style-name="T7">ndroid’s security framework has been a heated subject in these few </text:span><text:span text:style-name="T6">years</text:span><text:span text:style-name="T7">. Some attacks based on IPC (Inter-Process Communication) have been proved as vulnerabilities, such as intent-based attack, confused deputy attack. And there are some relative papers aiming at solving out these problems.</text:span></text:p>
        <text:p text:style-name="Abstract"><text:span text:style-name="T7">In this paper, I present an Android operating system overview. And I investigate the vulnerabilities based on IPC, one is intent-based attack, the other one is confused deputy attack. To solve out these attacks, I present a survey of some relative solutions, such as ComDoird, IntraComDroid, TrustDroid, Quire, IPC Inspection, XmanDroid. Then I compare these solutions using some metrics. Finally, I discuss the related work and the conclusion.</text:span></text:p>
        <text:p text:style-name="P11"><text:span text:style-name="T4">Categories and Subject Descriptors</text:span></text:p>
        <text:p text:style-name="P12"><text:span text:style-name="T6">D.</text:span><text:span text:style-name="T7">4.6</text:span><text:span text:style-name="T6"> [</text:span><text:span text:style-name="T8">Machine Learning</text:span><text:span text:style-name="T6">]: Classification</text:span></text:p>
        <text:p text:style-name="P11"><text:span text:style-name="T4">General Terms</text:span></text:p>
        <text:p text:style-name="P12"><text:span text:style-name="T7">Classification</text:span></text:p>
        <text:p text:style-name="P11"><text:span text:style-name="T4">Keywords</text:span></text:p>
        <text:p text:style-name="P12"><text:span text:style-name="T7">Classification, bird sounds</text:span></text:p>
        <text:h text:style-name="P20" text:outline-level="1">INTRODUCTION</text:h>
        <text:p text:style-name="P28"><text:span text:style-name="T7">Introduction……………………………….</text:span></text:p>
        <text:p text:style-name="P28"><draw:frame draw:style-name="fr1" draw:name="Frame1" text:anchor-type="paragraph" svg:x="0.8043in" svg:y="8.628in" svg:width="3.2484in" svg:height="1.3744in" draw:z-index="0"><draw:text-box><text:p text:style-name="P10"><draw:frame draw:style-name="fr2" draw:name="Frame2" text:anchor-type="paragraph" svg:x="0.8043in" svg:y="8.628in" svg:width="3.2484in" svg:height="1.3744in" draw:z-index="1"><draw:text-box><text:p text:style-name="P19">Permission to make digital or hard copies of all or part of this work for personal or classroom use is granted without fee provided that copies are not made or distributed for profit or commercial advantage and that copies bear this notice and the full citation on the first page. To copy otherwise, or republish, to post on servers or to redistribute to lists, requires prior specific permission and/or a fee.</text:p></draw:text-box></draw:frame><text:span text:style-name="T14">Conference’10</text:span><text:span text:style-name="T13">, Month 1–2, 2010, City, State, Country.</text:span></text:p><text:p text:style-name="P10"><text:span text:style-name="T13">Copyright 2010 ACM 1-58113-000-0/00/0010 …$15.00.</text:span></text:p><text:p text:style-name="P16"/></draw:text-box></draw:frame><text:span text:style-name="T7">Here this paper force on ………………………………………………………………………………………………………………</text:span><text:span text:style-name="T9">Methodology and Implementation</text:span></text:p>
        <text:h text:style-name="P21" text:outline-level="1">Methodology and Implementation</text:h>
        <text:p text:style-name="P5">2.1 Bird Vocalization Recordings</text:p>
        <text:p text:style-name="P1"><text:tab/>Recordings of bird vocalizations were obtained from xeno-canto.org, a website for keeping collections of recorded birds songs maintained by the Xeno-canto foundation based in the Netherlands. <text:s/></text:p>
        <text:p text:style-name="P1">From the collection 4 different bird species were selected, each containing roughly 80 to 100 bird songs each. Audio recordings were limited to no more than 120 seconds to make computing the statistics more feasible. </text:p>
        <text:p text:style-name="P1"/>
        <text:p text:style-name="P5">2.2 Feature Extraction Overview</text:p>
        <text:p text:style-name="P1"/>
        <text:p text:style-name="P1">For each audio recording of a bird, the audio was divided into windows of either 1024 samples. The spectral features were obtained calculating the Fast Fourier Transform (FFT) for each window and taking the average and standard deviation over all windows.. A hamming window was used to mitigate noise and spray caused by the FFT. <text:s/>For temporal features a similar window was used and averaged over all windows. For Mel-Frequency Cepstrum Coefficients (MFCC's) , a window of 512 samples were used with an overlap of 256 samples. The coefficients were then averaged over the entire audio sample.</text:p>
        <text:p text:style-name="P1"/>
        <text:p text:style-name="P5">2.2.1 Spectral Features</text:p>
        <text:p text:style-name="P6"/>
        <text:p text:style-name="P6">Spectral features are obtained from taking the Fast Fourier Transformation and treating the result as a curve. In most cases it is useful to treat the spectrum as a probability distribution. The Spectral Centroid is similar to expected value or center of mass of where the spectrum is. It perceptually it describes the brightness of the sound at a given window. This is done by taking a weighted mean of the frequencies with their magnitudes as weights.</text:p>
        <text:p text:style-name="P6"/>
        <text:list xml:id="list3960250360882627248" text:style-name="WW8Num5">
          <text:list-item>
            <text:p text:style-name="P7">Equation for spectral centroid.</text:p>
          </text:list-item>
        </text:list>
        <text:p text:style-name="P6"/>
        <text:p text:style-name="P6">Similarly the Bandwidth can be seen as the square root of the variance of the probability distribution.</text:p>
        <text:list xml:id="list2851483746172488961" text:style-name="WW8Num6">
          <text:list-item>
            <text:p text:style-name="P2">Equation for Bandwidth</text:p>
          </text:list-item>
        </text:list>
        <text:p text:style-name="P1">The Spectral Spread of the curve is measured <text:s/>by the dispersion of the curve:</text:p>
        <text:list xml:id="list2113528863398968429" text:style-name="WW8Num8">
          <text:list-item>
            <text:p text:style-name="P3">Equation for spectral Spread</text:p>
          </text:list-item>
        </text:list>
        <text:p text:style-name="P1"><text:soft-page-break/></text:p>
        <text:p text:style-name="P1">The spectral crest is a measure <text:s/>of the crest factor for the spectrum if it was a waveform showing the ratio of peak values to actual values. Therefore a high spectral crest would indicate that a high number peaks in the spectrum</text:p>
        <text:p text:style-name="P1"/>
        <text:p text:style-name="P1">(4) Equation for Crest Factor.</text:p>
        <text:p text:style-name="P1"/>
        <text:p text:style-name="P1">Spectral Rolloff is a measure of the amount of right-skewedness or the location of the 85<text:span text:style-name="T17">th</text:span> percentile of the spectrum. It is the frequency at which frequencies below constitute 85% of the spectrum. </text:p>
        <text:p text:style-name="P1"/>
        <text:p text:style-name="P1"/>
        <text:p text:style-name="P1"/>
        <text:p text:style-name="P1"/>
        <text:p text:style-name="P1"/>
        <text:p text:style-name="P1"/>
        <text:p text:style-name="P1"><text:span text:style-name="T5">2.1.2 Temporal Features</text:span><text:tab/></text:p>
        <text:p text:style-name="P6">Temporal Features are often used in other audio classification and speech recognition problems due to lightweight computational flexibility. This is in contrast to spectral features which are expensive to compute due to taking the FFT.</text:p>
        <text:p text:style-name="P6"/>
        <text:p text:style-name="P6">Zero-Crossing Rate</text:p>
        <text:p text:style-name="P1">The zero-crossing rate is the rate at which the amplitude changes from positive to negative. In other words the number of times it crosses the zero line.</text:p>
        <text:list xml:id="list3658563975558722706" text:style-name="WW8Num9">
          <text:list-item>
            <text:p text:style-name="P4">Equation for Zero Crossing Rate here</text:p>
          </text:list-item>
        </text:list>
        <text:p text:style-name="P1"/>
        <text:p text:style-name="P1">Root Mean Square </text:p>
        <text:p text:style-name="P1">The root mean square of the audio signal is the effective power of the signal. </text:p>
        <text:p text:style-name="P1"/>
        <text:p text:style-name="P1">(6) Equation For RMS Formula</text:p>
        <text:p text:style-name="P1"/>
        <text:p text:style-name="P5">2.1.3 MFCC's</text:p>
        <text:p text:style-name="P5"/>
        <text:p text:style-name="P6">The Mel scale is a function used to map frequencies to a range of frequencies correlating to <text:s/>the human auditory range.</text:p>
        <text:p text:style-name="P6"/>
        <text:p text:style-name="P6">(7) Equation for the Mel log scale</text:p>
        <text:p text:style-name="P6"><text:s/></text:p>
        <text:p text:style-name="P6">The Mel-Frequency Cesptrum Coefficients are obtained by the following steps. First take the Fourier Transform of a window. Then map the powers of spectrum using the mel scale and take the log. Finally take the discrete cosine transform of the Mel log powers, treating the transformed spectrum as if it was its own signal. The coefficients are then obtained by taking the first thirteen numbers. MFCC's are used widely in speech recognition and audio classification.</text:p>
        <text:p text:style-name="P8"/>
        <text:p text:style-name="P17">2.1.4 Pitch Detection?</text:p>
        <text:p text:style-name="P18"/>
        <text:p text:style-name="P17">2.3 Classification Methods</text:p>
        <text:p text:style-name="P1">Three different and common classification methods were used. They chosen based on the fact that they have had good success on similar studies and other types of audio classification. </text:p>
        <text:p text:style-name="P1"/>
        <text:p text:style-name="P5">2.3.1 Neural Networks (NN)</text:p>
        <text:p text:style-name="P1"/>
        <text:p text:style-name="P5">2.3.2 K- Nearest Neighbor (K-NN)</text:p>
        <text:p text:style-name="P5"/>
        <text:p text:style-name="P6">K nearest neighbors is a simple clustering classification algorithm. It is a type of instance based learning.The algorithm requires a training set , a testing set, and a number k. The training set consists of example instances containing all the types of labels for the classifier to learn from. The classifier then takes every instance in the testing set and calculates the distance between the instance and every example in the training set. The k smallest distances are then taken and the labels corresponding to those smallest distances are then counted. The instance in the training set is then classified as the label that appears the most times in the count.</text:p>
        <text:p text:style-name="P5"/>
        <text:p text:style-name="P5"/>
        <text:p text:style-name="P5"/>
        <text:p text:style-name="P5">2.3.3 Support Vector Machine (SVM)</text:p>
        <text:p text:style-name="P6">Support Vector machines are a set of supervised learning algorithms for classification. It uses the kernel trick to extend a linear classification into higher dimensions being able to find a hyperplane boundary in the higher dimensional space. After given an initial training set to allow the classifier to find <text:soft-page-break/>these higher dimensional boundary lines, new examples are then mapped based on where they map to in relation to these boundary lines. Originally SVM is a binary linear classifier. It can be extended however to the classification of multiple classes. A series of SVM classifiers are created between all pairs of labels. In our case we extended using a one-versus-all strategy where the classifier with the highest output then decides what class label the instance belongs to. An alternate approach not used is to take the one-versus-one strategy in which a voting scheme where each classifier votes what label the instance should have and the label with the most number of votes is chosen. Different kernel functions representing the shape of the separating plane were experimented with as well.</text:p>
        <text:p text:style-name="P6"><text:s/></text:p>
        <text:p text:style-name="P5"/>
        <text:p text:style-name="P5">2.3.4 Principal Component Analysis (PCA)</text:p>
        <text:p text:style-name="P5"/>
        <text:p text:style-name="P6">Principal Component Analysis (PCA) is a linear transformation of the original variables into a new space. PCA is usually done after the original dataset has been normalized. The transformation is an orthogonal one and converts the data set to be rewritten in terms of linearly uncorrelated values called principal components. The principal components are then ordered such that the first column has the highest variance and the rest follow in terms of decreasing variance. </text:p>
        <text:p text:style-name="P6"/>
        <text:p text:style-name="P6">Dimensionality reduction can then be done by truncating the transformed data set by n-columns. This then projects the transformation into a lower n-dimensional space. The number n can be determined by plotting the variance for each principal component and seeing how many principal components account for the most variability in the data set. This in effect maximizes the variance of the data while minimizing the total squared error. While not always guaranteed to give better results, PCA dimensionality reduction helps in situation when the variables in the dataset are noisy.</text:p>
        <text:p text:style-name="P30"><text:span text:style-name="T1"/></text:p>
        <text:h text:style-name="P20" text:outline-level="1"/>
        <text:h text:style-name="P20" text:outline-level="1"/>
        <text:h text:style-name="P20" text:outline-level="1"/>
        <text:h text:style-name="P20" text:outline-level="1"/>
        <text:h text:style-name="P20" text:outline-level="1">CLASSIFICATION<text:span text:style-name="T1"> OVERVIEW</text:span></text:h>
        <text:p text:style-name="Standard"><text:span text:style-name="T12">This section explains an overview of Android architecture, four types components, intent that is used in component communicating and permission mechanism that provides the security protection.</text:span></text:p>
        <text:h text:style-name="P22" text:outline-level="2"><text:span text:style-name="T1">Algorithms</text:span></text:h>
        <text:p text:style-name="Standard"><text:span text:style-name="T7">The Android architecture consists of a Linux kernel, the middleware layer and the application layer. The kernel layer provides some basic functions, such as process scheduling, memory management. Middleware comprises of native libraries, runtime environment and the application framework. At the top of the architecture is application layer, which contains third party applications and system applications.</text:span></text:p>
        <text:h text:style-name="P24" text:outline-level="3">Neural Network</text:h>
        <text:p text:style-name="Standard"><text:span text:style-name="T7">Neural Network……………………………………………………………………………………………………….</text:span></text:p>
        <text:h text:style-name="P24" text:outline-level="3">K-Nearest Neighbor</text:h>
        <text:p text:style-name="Standard"><text:span text:style-name="T7">K-Nearest……………………………………………………………………………</text:span></text:p>
        <text:h text:style-name="P24" text:outline-level="3">Support Vector Model</text:h>
        <text:p text:style-name="Standard"><text:span text:style-name="T7">SVM………………………………………………………………………………………………………………</text:span></text:p>
        <text:h text:style-name="P22" text:outline-level="2"><text:span text:style-name="T1">Application for birds</text:span></text:h>
        <text:p text:style-name="Standard"><text:span text:style-name="T7">Talk about what other papers do……………………………………… </text:span></text:p>
        <text:h text:style-name="P20" text:outline-level="1">BIRD<text:span text:style-name="T1"> SOUND</text:span>S</text:h>
        <text:p text:style-name="Standard"><text:span text:style-name="T7">There are two types vulnerabilities based on IPC in Android. One is the attack based on implicit Intent, the other one is confused deputy attack.</text:span></text:p>
        <text:h text:style-name="P23" text:outline-level="2"><text:span text:style-name="T1">Audio Data</text:span></text:h>
        <text:p text:style-name="P28"><text:span text:style-name="T6">Intent</text:span><text:span text:style-name="T7">-based attack can be divided into two kinds vulnerabilities, one is from the perspective of Intents senders which called unauthorized intent receipt; the <text:s/>Figure 1: Broadcast Eavesdropping (above). Activity/Service Hijacking (Bottom).[3]</text:span></text:p>
        <text:p text:style-name="P29"/>
        <text:p text:style-name="P28"><text:soft-page-break/><text:span text:style-name="T7">other one is from the perspective of Intents receivers which called intent spoofing. The reason that most of these vulnerabilities happened is developers often feel confused about intra- and inter-application communication that may lead to unexpected exposure of components.</text:span></text:p>
        <text:p text:style-name="P28"><text:span text:style-name="T7">Here we focus on exported components with none or Normal or Dangerous permissions. As non-exported components cannot lead the vulnerability we discuss here and Intents with Signature or SignatureOrSystem permissions have already given strong protection.</text:span></text:p>
        <text:h text:style-name="P24" text:outline-level="3">Bird species </text:h>
        <text:p text:style-name="P28"><text:span text:style-name="T7">From …</text:span></text:p>
        <text:p text:style-name="P28"><text:span text:style-name="T7">Many species but not many audio recordings for all the species……………………….</text:span></text:p>
        <text:h text:style-name="P24" text:outline-level="3">Noise in the recordings</text:h>
        <text:p text:style-name="P28"><text:span text:style-name="T7">The difference of length of recordings and noise in the recordings rises the difficulty………..</text:span></text:p>
        <text:p text:style-name="P28"><text:span text:style-name="T7">If ………………………….</text:span></text:p>
        <text:h text:style-name="P22" text:outline-level="2"><text:span text:style-name="T1">Features</text:span></text:h>
        <text:p text:style-name="P31"><text:span text:style-name="T7">Usually, …………………</text:span></text:p>
        <text:p text:style-name="P31"><text:span text:style-name="T7"><text:s/></text:span></text:p>
        <text:p text:style-name="P32"><text:span text:style-name="T7">Figure 2: ……..</text:span></text:p>
        <text:h text:style-name="P24" text:outline-level="3">Spectrum</text:h>
        <text:p text:style-name="P31"><text:span text:style-name="T7">Spectrum…………………………………………………………………………………………………………………………………………………………………… </text:span></text:p>
        <text:h text:style-name="P24" text:outline-level="3"><text:span text:style-name="T1">Zero-crossing Rate</text:span></text:h>
        <text:p text:style-name="P31"><text:span text:style-name="T7">Zero-crossing Rate……………………………………………………………………………………………………………………………………………………………………</text:span></text:p>
        <text:h text:style-name="P24" text:outline-level="3">MFCC</text:h>
        <text:p text:style-name="P31"><text:span text:style-name="T7">MFCC……………………………………………………………………………………………………………………………………………………………………</text:span></text:p>
        <text:h text:style-name="P24" text:outline-level="3">Pitch</text:h>
        <text:p text:style-name="P31"><text:span text:style-name="T7">Pitch……………………………………………………………………………………………………………………………………………………………………</text:span></text:p>
        <text:h text:style-name="P20" text:outline-level="1"><text:span text:style-name="T1">RESULTS</text:span></text:h>
        <text:p text:style-name="Standard"><text:span text:style-name="T7">Here several……………..</text:span></text:p>
        <text:h text:style-name="P22" text:outline-level="2"><text:span text:style-name="T1">Evaluation Functions</text:span></text:h>
        <text:p text:style-name="Standard"><text:span text:style-name="T7">……...Correct rate…………….</text:span></text:p>
        <text:h text:style-name="P22" text:outline-level="2"><text:span text:style-name="T1">Compare Results With Different Algorithms</text:span></text:h>
        <text:p text:style-name="P12"><text:span text:style-name="T6">With algorithm……………….</text:span></text:p>
        <text:p text:style-name="P13"/>
        <text:p text:style-name="P15"><text:span text:style-name="T7">Figure 3: …………….</text:span></text:p>
        <text:p text:style-name="P14"/>
        <text:p text:style-name="P13"/>
        <text:h text:style-name="P22" text:outline-level="2"><text:span text:style-name="T1">Compare Results With Different Parameters</text:span></text:h>
        <text:p text:style-name="P12"><text:span text:style-name="T6">Parameter1……………………..</text:span></text:p>
        <text:p text:style-name="P12"><text:span text:style-name="T6">Parameter2…………………………..</text:span></text:p>
        <text:h text:style-name="P22" text:outline-level="2"><text:span text:style-name="T1">Others</text:span></text:h>
        <text:p text:style-name="P12"><text:span text:style-name="T6">Others…………..</text:span><text:span text:style-name="T7"> </text:span></text:p>
        <text:p text:style-name="P13"/>
        <text:p text:style-name="P15"><text:span text:style-name="T7">Figure 4: ……….</text:span></text:p>
        <text:p text:style-name="P13"/>
        <text:h text:style-name="P20" text:outline-level="1">IMPROVEMENT</text:h>
        <text:h text:style-name="P24" text:outline-level="3">Syllable Segmentation</text:h>
        <text:p text:style-name="P28"><text:span text:style-name="T7">From …</text:span></text:p>
        <text:p text:style-name="Standard"/>
        <text:h text:style-name="P20" text:outline-level="1">RELATED WORK</text:h>
        <text:p text:style-name="Standard"/>
        <text:h text:style-name="P20" text:outline-level="1">CONCLUSION</text:h>
        <text:h text:style-name="P24" text:outline-level="3">PCA at least for SVM helped increase accuracy </text:h>
        <text:p text:style-name="P28"><text:span text:style-name="T7">From …</text:span></text:p>
        <text:h text:style-name="P24" text:outline-level="3">Pitch detection </text:h>
        <text:p text:style-name="P28"><text:span text:style-name="T7">From …</text:span></text:p>
        <text:p text:style-name="P29"/>
        <text:h text:style-name="P20" text:outline-level="1">REFERENCES<text:bookmark text:name="_GoBack"/></text:h>
        <text:p text:style-name="References"><text:span text:style-name="T7">…..</text:span></text:p>
        <text:p text:style-name="References"><text:span text:style-name="T6">…….</text:span></text:p>
        <text:p text:style-name="References"><text:span text:style-name="T6">Kantola, D., Chin, E., He, W., &amp; Wagner, D. (2012, October). Reducing attack surfaces for intra-application communication in android. In </text:span><text:span text:style-name="T11">Proceedings of the second ACM workshop on Security and privacy in smartphones and mobile devices</text:span><text:span text:style-name="T6"> (pp. 69-80). ACM.</text:span></text:p>
        <text:p text:style-name="References"><text:soft-page-break/><text:span text:style-name="T6">Schreiber, T. (2011). Android binder. Android Binder Android Interprocess Communication.</text:span></text:p>
        <text:p text:style-name="References"><text:span text:style-name="T6">Felt, A. P., Wang, H. J., Moshchuk, A., Hanna, S., &amp; Chin, E. (2011, August). Permission Re-Delegation: Attacks and Defenses. In </text:span><text:span text:style-name="T11">USENIX Security Symposium</text:span><text:span text:style-name="T6">.</text:span></text:p>
        <text:p text:style-name="References"><text:span text:style-name="T7">Bugiel, S., Davi, L., Dmitrienko, A., Fischer, T., &amp; Sadeghi, A. R. (2011). Xmandroid: A new android evolution to mitigate privilege escalation attacks.</text:span><text:span text:style-name="T10">Technische Universität Darmstadt, Technical Report TR-2011-04</text:span><text:span text:style-name="T7">.</text:span></text:p>
        <text:p text:style-name="References"><text:span text:style-name="T7">Davi, L., Dmitrienko, A., Sadeghi, A. R., &amp; Winandy, M. (2011). Privilege escalation attacks on android. In </text:span><text:span text:style-name="T10">Information Security</text:span><text:span text:style-name="T7"> (pp. 346-360). Springer Berlin Heidelberg.</text:span></text:p>
        <text:p text:style-name="References"><text:span text:style-name="T7">Zhong, J., Huang, J., &amp; Liang, B. (2012, August). Android Permission Re-delegation Detection and Test Case Generation. In </text:span><text:span text:style-name="T10">Computer Science &amp; Service System (CSSS), 2012 International Conference on</text:span><text:span text:style-name="T7"> (pp. 871-874). IEEE.</text:span></text:p>
        <text:p text:style-name="References"><text:span text:style-name="T7">Dietz, M., Shekhar, S., Pisetsky, Y., Shu, A., &amp; Wallach, D. S. (2011, August). QUIRE: Lightweight Provenance for Smart Phone Operating Systems. In </text:span><text:span text:style-name="T10">USENIX Security Symposium</text:span><text:span text:style-name="T7">.</text:span></text:p>
        <text:p text:style-name="References"><text:span text:style-name="T7">Bugiel, S., Davi, L., Dmitrienko, A., Heuser, S., Sadeghi, A. R., &amp; Shastry, B. (2011, October). Practical and lightweight domain isolation on android. In</text:span><text:span text:style-name="T10">Proceedings of the 1st ACM workshop on Security and privacy in smartphones and mobile devices</text:span><text:span text:style-name="T7"> (pp. 51-62). ACM.</text:span></text:p>
        <text:p text:style-name="References"><text:span text:style-name="T7">Enck, W., Ongtang, M., &amp; McDaniel, P. (2009, November). On lightweight mobile phone application certification. In </text:span><text:span text:style-name="T10">Proceedings of the 16th ACM conference on Computer and communications security</text:span><text:span text:style-name="T7"> (pp. 235-245). ACM.</text:span></text:p>
        <text:p text:style-name="References"><text:span text:style-name="T7">Enck, W., Gilbert, P., Chun, B. G., Cox, L. P., Jung, J., McDaniel, P., &amp; Sheth, A. (2010, October). TaintDroid: An Information-Flow Tracking System for Realtime Privacy Monitoring on Smartphones. In </text:span><text:span text:style-name="T10">OSDI</text:span><text:span text:style-name="T7"> (Vol. 10, pp. 1-6).</text:span></text:p>
        <text:p text:style-name="References"><text:span text:style-name="T7">Ongtang, M., McLaughlin, S., Enck, W., &amp; McDaniel, P. (2012). Semantically rich application</text:span><text:span text:style-name="T16">‐</text:span><text:span text:style-name="T7">centric security in Android. </text:span><text:span text:style-name="T10">Security and Communication Networks</text:span><text:span text:style-name="T7">, </text:span><text:span text:style-name="T10">5</text:span><text:span text:style-name="T7">(6), 658-673.</text:span></text:p>
      </text:section>
      <text:section text:style-name="Sect3" text:name="Section2">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Noteworthy Bold" svg:font-family="'Noteworthy Bold'"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riam" svg:font-family="Miriam" style:font-family-generic="system" style:font-pitch="variable"/>
    <style:font-face style:name="Noteworthy Bold1" svg:font-family="'Noteworthy Bold'"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555in" fo:text-align="justify" style:justify-single-word="false" fo:orphans="2" fo:widows="2" style:writing-mode="lr-tb"/>
      <style:text-properties style:use-window-font-color="true" fo:font-size="9pt" style:font-size-asian="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in"/>
      <style:text-properties fo:font-size="8pt" style:font-size-asian="8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Text_20_body" style:default-outline-level="2" style:class="text"/>
    <style:style style:name="Heading_20_3" style:display-name="Heading 3" style:family="paragraph" style:parent-style-name="Heading_20_2" style:next-style-name="Text_20_body" style:default-outline-level="3"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Text_20_body" style:default-outline-level="4" style:class="text"/>
    <style:style style:name="Heading_20_5" style:display-name="Heading 5" style:family="paragraph" style:next-style-name="Text_20_body" style:default-outline-level="5" style:class="text">
      <style:paragraph-properties fo:margin="100%"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Text_20_body" style:default-outline-level="6" style:class="text">
      <style:paragraph-properties fo:margin-top="0.1665in" fo:margin-bottom="0.0417in"/>
      <style:text-properties style:font-name="Arial1"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1665in" fo:margin-bottom="0.0417in"/>
      <style:text-properties style:font-name="Arial1"/>
    </style:style>
    <style:style style:name="Heading_20_8" style:display-name="Heading 8" style:family="paragraph" style:parent-style-name="Standard" style:next-style-name="Text_20_body" style:default-outline-level="8" style:class="text">
      <style:paragraph-properties fo:margin-top="0.1665in" fo:margin-bottom="0.0417in"/>
      <style:text-properties style:font-name="Arial1" fo:font-style="italic" style:font-style-asian="italic"/>
    </style:style>
    <style:style style:name="Heading_20_9" style:display-name="Heading 9" style:family="paragraph" style:parent-style-name="Standard" style:next-style-name="Text_20_body" style:default-outline-level="9" style:class="text">
      <style:paragraph-properties fo:margin-top="0.1665in" fo:margin-bottom="0.0417in"/>
      <style:text-properties style:font-name="Arial1" fo:font-style="italic" style:font-style-asian="italic"/>
    </style:style>
    <style:style style:name="Author" style:family="paragraph" style:parent-style-name="Standard" style:default-outline-level="">
      <style:paragraph-properties fo:text-align="center" style:justify-single-word="false"/>
      <style:text-properties style:font-name="Helvetica" fo:font-size="12pt" style:font-size-asian="12pt"/>
    </style:style>
    <style:style style:name="Paper-Title" style:family="paragraph" style:parent-style-name="Standard" style:default-outline-level="">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default-outline-level="">
      <style:paragraph-properties fo:margin-top="0in" fo:margin-bottom="0in" fo:text-align="center" style:justify-single-word="false"/>
      <style:text-properties style:font-name="Helvetica" fo:font-size="10pt" style:font-size-asian="10pt"/>
    </style:style>
    <style:style style:name="footnote_20_text" style:display-name="footnote text" style:family="paragraph" style:parent-style-name="Standard" style:default-outline-level="">
      <style:paragraph-properties fo:margin="100%" fo:margin-left="0.1in" fo:margin-right="0in" fo:text-indent="-0.1in" style:auto-text-indent="false"/>
    </style:style>
    <style:style style:name="Bullet" style:family="paragraph" style:parent-style-name="Standard" style:default-outline-level="">
      <style:paragraph-properties fo:margin="100%" fo:margin-left="0.1in" fo:margin-right="0in" fo:text-indent="-0.1in" style:auto-text-indent="false"/>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E-Mail" style:family="paragraph" style:parent-style-name="Author" style:default-outline-level="">
      <style:paragraph-properties fo:margin-top="0in" fo:margin-bottom="0.0417in"/>
    </style:style>
    <style:style style:name="Abstract" style:family="paragraph" style:parent-style-name="Heading_20_1" style:default-outline-level="" style:list-style-name="">
      <style:paragraph-properties fo:margin-top="0in" fo:margin-bottom="0.0835in" fo:text-align="justify" style:justify-single-word="false"/>
      <style:text-properties fo:font-size="9pt" fo:font-weight="normal" style:font-size-asian="9pt" style:font-weight-asian="normal"/>
    </style:style>
    <style:style style:name="List_20_Number_20_3" style:display-name="List Number 3" style:family="paragraph" style:parent-style-name="Standard" style:default-outline-level="">
      <style:paragraph-properties fo:margin="100%" fo:margin-left="0.75in" fo:margin-right="0in" fo:text-indent="-0.25in" style:auto-text-indent="false"/>
    </style:style>
    <style:style style:name="Captions" style:family="paragraph" style:parent-style-name="Standard" style:default-outline-level="">
      <style:paragraph-properties fo:text-align="center" style:justify-single-word="false"/>
      <style:text-properties fo:font-weight="bold" style:font-weight-asian="bold"/>
    </style:style>
    <style:style style:name="References" style:family="paragraph" style:parent-style-name="Standard" style:default-outline-level="">
      <style:paragraph-properties fo:text-align="start" style:justify-single-word="false"/>
    </style:style>
    <style:style style:name="Text_20_body_20_indent" style:display-name="Text body indent" style:family="paragraph" style:parent-style-name="Standard" style:default-outline-level="" style:class="text">
      <style:paragraph-properties fo:margin="100%" fo:margin-left="0.1965in" fo:margin-right="0in" fo:margin-top="0in" fo:margin-bottom="0in" fo:text-indent="0.25in" style:auto-text-indent="false"/>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font-name-complex="Tahoma1"/>
    </style:style>
    <style:style style:name="caption" style:family="paragraph" style:parent-style-name="Standard" style:default-outline-level="">
      <style:paragraph-properties fo:text-align="center" style:justify-single-word="false"/>
      <style:text-properties fo:font-weight="bold" style:language-asian="en" style:country-asian="AU" style:font-weight-asian="bold" style:font-name-complex="Miriam" style:font-size-complex="9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paragraph-properties fo:margin-top="0in" fo:margin-bottom="0in"/>
      <style:text-properties style:font-name="Lucida Grande" style:font-name-complex="Lucida Grande1" style:font-size-complex="9pt"/>
    </style:style>
    <style:style style:name="Frame_20_contents" style:display-name="Frame contents" style:family="paragraph" style:parent-style-name="Text_20_body"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批注框文本_20_Char" style:display-name="批注框文本 Char" style:family="text" style:parent-style-name="Default_20_Paragraph_20_Font">
      <style:text-properties style:font-name="Lucida Grande" fo:font-size="9pt" style:font-size-asian="9pt" style:font-name-complex="Lucida Grande1" style:font-size-complex="9pt"/>
    </style:style>
    <style:style style:name="ListLabel_20_1" style:display-name="ListLabel 1" style:family="text">
      <style:text-properties fo:font-size="9pt" style:font-size-asian="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prefix="("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5in" fo:margin-left="0.75in" fo:margin-right="0.75in" style:writing-mode="lr-tb" style:layout-grid-color="#c0c0c0" style:layout-grid-lines="2476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footer-left>
        <text:p text:style-name="Footer"><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meta:initial-creator>End User Computing Services</meta:initial-creator>
    <dc:description>Edited by G. Murray on Aug. 23rd. 2007 for 'ACM Reference Format' / updated reference examples.</dc:description>
    <meta:editing-cycles>12</meta:editing-cycles>
    <meta:print-date>2014-04-27T19:38:00</meta:print-date>
    <meta:creation-date>2014-04-27T19:38:00</meta:creation-date>
    <dc:date>2014-05-08T21:41:23.77</dc:date>
    <meta:editing-duration>PT41S</meta:editing-duration>
    <meta:generator>OpenOffice.org/3.4.1$Win32 OpenOffice.org_project/341m1$Build-9593</meta:generator>
    <meta:document-statistic meta:table-count="0" meta:image-count="0" meta:object-count="0" meta:page-count="5" meta:paragraph-count="134" meta:word-count="2006" meta:character-count="13409"/>
    <meta:user-defined meta:name="AppVersion">15.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